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>
      <style:paragraph-properties fo:margin-top="0.1665in" fo:margin-bottom="0.1665in" loext:contextual-spacing="false" fo:line-height="100%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3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</text:span><text:span text:style-name="T2"><text:line-break/></text:span><text:span text:style-name="T3">Unidad 10. Guía de estudio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0. Imágenes de discos</text:span></text:p>
      <text:list xml:id="list2347156427" text:style-name="WWNum3">
        <text:list-item>
          <text:p text:style-name="P20"><text:bookmark text:name="_dbh0n1vac4c8"/>Fechas</text:p>
        </text:list-item>
      </text:list>
      <text:p text:style-name="Standard">Del 02/02/2026 a 15/02/2026. La duración de la unidad es de dos semanas.</text:p>
      <text:list xml:id="list54939639895295" text:continue-numbering="true" text:style-name="WWNum3">
        <text:list-item>
          <text:p text:style-name="P20">Conocimientos previos</text:p>
        </text:list-item>
      </text:list>
      <text:p text:style-name="P6">Unidades anteriores, especialmente la Unidad 07 y la Unidad 09.</text:p>
      <text:list xml:id="list54939761983494" text:continue-numbering="true" text:style-name="WWNum3">
        <text:list-item>
          <text:p text:style-name="P20">Objetivos</text:p>
        </text:list-item>
      </text:list>
      <text:list xml:id="list3999771757" text:style-name="WWNum4">
        <text:list-item>
          <text:p text:style-name="P7">Conocer qué es una imagen de disco.</text:p>
        </text:list-item>
        <text:list-item>
          <text:p text:style-name="P7">Aprender el uso de distintos programas para crear imágenes.</text:p>
        </text:list-item>
        <text:list-item>
          <text:p text:style-name="P7">Comprender qué es DRBL y para qué se utiliza.</text:p>
        </text:list-item>
        <text:list-item>
          <text:p text:style-name="P7">Diferenciar entre broadcast, unicast y multicast.</text:p>
        </text:list-item>
        <text:list-item>
          <text:p text:style-name="P7">Aprender a crear una imagen de disco.</text:p>
        </text:list-item>
        <text:list-item>
          <text:p text:style-name="P7">Aprender a restaurar una imagen.</text:p>
        </text:list-item>
      </text:list>
      <text:list xml:id="list54939893702497" text:continue-list="list54939761983494" text:style-name="WWNum3">
        <text:list-item>
          <text:p text:style-name="P20">Contenidos</text:p>
        </text:list-item>
      </text:list>
      <text:list xml:id="list3839735719" text:style-name="WWNum2">
        <text:list-item>
          <text:p text:style-name="P8"><text:soft-page-break/>Imágenes de disco.</text:p>
        </text:list-item>
        <text:list-item>
          <text:p text:style-name="P8">Programas para crear y restaurar imágenes.</text:p>
        </text:list-item>
        <text:list-item>
          <text:p text:style-name="P8">DRBL.</text:p>
        </text:list-item>
        <text:list-item>
          <text:p text:style-name="P8">Creación de una imagen.</text:p>
        </text:list-item>
        <text:list-item>
          <text:p text:style-name="P8">Restauración de una imagen.</text:p>
        </text:list-item>
      </text:list>
      <text:list xml:id="list54941258605905" text:continue-list="list54939893702497" text:style-name="WWNum3">
        <text:list-item>
          <text:p text:style-name="P20">Actividades</text:p>
        </text:list-item>
      </text:list>
      <text:list xml:id="list360049855" text:style-name="WWNum1">
        <text:list-item>
          <text:p text:style-name="P9">La actividad principal consiste en crear una imagen y restaurarla en otro equipo.</text:p>
        </text:list-item>
      </text:list>
      <text:list xml:id="list54941060150622" text:continue-list="list54941258605905" text:style-name="WWNum3">
        <text:list-item>
          <text:p text:style-name="P20">Recomendaciones</text:p>
        </text:list-item>
      </text:list>
      <text:p text:style-name="P13">Se trata de una unidad <text:span text:style-name="T10">breve y sencilla</text:span>, de carácter principalmente <text:span text:style-name="T10">práctico</text:span>, por lo que lo más importante es realizar el proceso completo de creación y restauración de una imagen.</text:p>
      <text:p text:style-name="P13">Es fundamental:</text:p>
      <text:list xml:id="list1619752105" text:style-name="WWNum5">
        <text:list-item>
          <text:p text:style-name="P10">Comprender <text:span text:style-name="T10">por qué la creación de imágenes NO es un sistema de copia de seguridad</text:span>.</text:p>
        </text:list-item>
        <text:list-item>
          <text:p text:style-name="P11">Conocer los tipos de comunicación de red: <text:span text:style-name="T10">unicast</text:span>, <text:span text:style-name="T10">broadcast</text:span> y <text:span text:style-name="T10">multicast</text:span>.</text:p>
        </text:list-item>
        <text:list-item>
          <text:p text:style-name="P11">Saber que es posible crear imágenes tanto de <text:span text:style-name="T10">particiones</text:span> como de <text:span text:style-name="T10">discos completos</text:span>.</text:p>
        </text:list-item>
        <text:list-item>
          <text:p text:style-name="P12">Entender cómo <text:span text:style-name="T10">Linux nombra y gestiona los dispositivos</text:span>.</text:p>
        </text:list-item>
      </text:list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0. Imágenes de disco</text:span></text:p>
      </style:header>
      <style:footer>
        <text:p text:style-name="MP4"><text:span text:style-name="MT1">CFGS DAM/DAW<text:tab/><text:tab/>Unidad 10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37" meta:character-count="1390" meta:non-whitespace-character-count="1205"/>
    <meta:generator>LibreOfficeDev/6.0.5.2$Linux_X86_64 LibreOffice_project/</meta:generator>
  </office:meta>
</office:document-meta>
</file>